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bb56" officeooo:paragraph-rsid="001cbb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s://leetcode.com/problems/top-k-frequent-elements/</text:p>
      <text:p text:style-name="P1"/>
      <text:p text:style-name="P1">// oh shit ... remember the bucket sort algo!</text:p>
      <text:p text:style-name="P1">// ... what happens, in the case of duplicates ... I guess you return those too ... it really shouldn't matter, naa! </text:p>
      <text:p text:style-name="P1"/>
      <text:p text:style-name="P1">public class Solution {</text:p>
      <text:p text:style-name="P1"><text:s text:c="4"/>// so I do get that a PQ and a hashmap will eb useful here!</text:p>
      <text:p text:style-name="P1"><text:s text:c="4"/>// ... but ... how exactly to update the PQ? updating the HM, is rather easy, in comparison! </text:p>
      <text:p text:style-name="P1"><text:s text:c="4"/>public List&lt;Integer&gt; topKFrequent(int[] nums, int k) </text:p>
      <text:p text:style-name="P1"><text:s text:c="4"/>{</text:p>
      <text:p text:style-name="P1"><text:s text:c="8"/>if(nums == null)</text:p>
      <text:p text:style-name="P1"><text:s text:c="8"/>{</text:p>
      <text:p text:style-name="P1"><text:s text:c="12"/>return null;</text:p>
      <text:p text:style-name="P1"><text:s text:c="8"/>}</text:p>
      <text:p text:style-name="P1"><text:s text:c="8"/>LinkedList&lt;Integer&gt; result = new LinkedList&lt;Integer&gt;(); <text:s text:c="3"/></text:p>
      <text:p text:style-name="P1"><text:s text:c="8"/>// ... now I see where lambda exprs for java would be nice ... direct array manipulation ! </text:p>
      <text:p text:style-name="P1"><text:s text:c="8"/>// ... remember ... choose what you want to be @ top of queue ( it is a minheap ) </text:p>
      <text:p text:style-name="P1"><text:s text:c="8"/>// note 1 :: it is far tougher to code directly ATOP arrays, versus coding on an object ... but it is a good exercise + learn the lambda-esque new Comparator pattern in java </text:p>
      <text:p text:style-name="P1"><text:s text:c="8"/>PriorityQueue&lt;Integer[]&gt; topK = new PriorityQueue&lt;Integer[]&gt;(k,</text:p>
      <text:p text:style-name="P1"><text:s text:c="12"/>new Comparator&lt;Integer[]&gt;()</text:p>
      <text:p text:style-name="P1"><text:s text:c="12"/>{</text:p>
      <text:p text:style-name="P1"><text:s text:c="16"/>public int compare(Integer[] a, Integer[] b)</text:p>
      <text:p text:style-name="P1"><text:s text:c="16"/>{</text:p>
      <text:p text:style-name="P1"><text:s text:c="20"/>if(a[1] &lt; b[1])</text:p>
      <text:p text:style-name="P1"><text:s text:c="20"/>{</text:p>
      <text:p text:style-name="P1"><text:s text:c="24"/>return -1;</text:p>
      <text:p text:style-name="P1"><text:s text:c="20"/>}</text:p>
      <text:p text:style-name="P1"><text:s text:c="20"/>if ( a[1] &gt; b[1])</text:p>
      <text:p text:style-name="P1"><text:s text:c="20"/>{</text:p>
      <text:p text:style-name="P1"><text:s text:c="24"/>return 1;</text:p>
      <text:p text:style-name="P1"><text:s text:c="20"/>}</text:p>
      <text:p text:style-name="P1"><text:s text:c="20"/>return 0; </text:p>
      <text:p text:style-name="P1"><text:s text:c="16"/>}</text:p>
      <text:p text:style-name="P1"><text:s text:c="12"/>}</text:p>
      <text:p text:style-name="P1"><text:s text:c="8"/>);</text:p>
      <text:p text:style-name="P1"><text:s text:c="8"/></text:p>
      <text:p text:style-name="P1"><text:s text:c="8"/>HashMap&lt;Integer,Integer&gt; freqMap = new HashMap&lt;Integer,Integer&gt;();</text:p>
      <text:p text:style-name="P1"><text:s text:c="8"/>// seperate teh Hm update, and the PQ update ... it's easier that way!</text:p>
      <text:p text:style-name="P1"><text:s text:c="8"/></text:p>
      <text:p text:style-name="P1"><text:s text:c="8"/>for(int i = 0; i &lt; nums.length; i++)</text:p>
      <text:p text:style-name="P1"><text:s text:c="8"/>{</text:p>
      <text:p text:style-name="P1"><text:s text:c="11"/>// s1 :: update HM <text:s/></text:p>
      <text:p text:style-name="P1"><text:s text:c="11"/>if(!freqMap.containsKey(nums[i]))</text:p>
      <text:p text:style-name="P1"><text:s text:c="11"/>{</text:p>
      <text:p text:style-name="P1"><text:s text:c="15"/>freqMap.put(nums[i],1);</text:p>
      <text:p text:style-name="P1"><text:s text:c="11"/>}</text:p>
      <text:p text:style-name="P1"><text:s text:c="11"/>else</text:p>
      <text:p text:style-name="P1"><text:soft-page-break/><text:s text:c="11"/>{</text:p>
      <text:p text:style-name="P1"><text:s text:c="15"/>freqMap.put(nums[i],freqMap.get(nums[i]) + 1);</text:p>
      <text:p text:style-name="P1"><text:s text:c="11"/>}</text:p>
      <text:p text:style-name="P1"><text:s text:c="8"/>}</text:p>
      <text:p text:style-name="P1"><text:s text:c="8"/></text:p>
      <text:p text:style-name="P1"><text:s text:c="8"/>// s2 :: update PQ</text:p>
      <text:p text:style-name="P1"><text:s text:c="8"/>// uhh, just iterate over ze keys!</text:p>
      <text:p text:style-name="P1"><text:s text:c="8"/>for(Map.Entry&lt;Integer,Integer&gt; entry : freqMap.entrySet())</text:p>
      <text:p text:style-name="P1"><text:s text:c="8"/>{</text:p>
      <text:p text:style-name="P1"><text:s text:c="12"/>int num = entry.getKey();</text:p>
      <text:p text:style-name="P1"><text:s text:c="12"/>int freq = entry.getValue();</text:p>
      <text:p text:style-name="P1"><text:s text:c="12"/>Integer[] newPair = {num,freq};</text:p>
      <text:p text:style-name="P1"><text:s text:c="12"/>if(topK.size() &lt; k)</text:p>
      <text:p text:style-name="P1"><text:s text:c="12"/>{</text:p>
      <text:p text:style-name="P1"><text:s text:c="16"/>topK.offer(newPair);</text:p>
      <text:p text:style-name="P1"><text:s text:c="12"/>}</text:p>
      <text:p text:style-name="P1"><text:s text:c="12"/>else</text:p>
      <text:p text:style-name="P1"><text:s text:c="12"/>{</text:p>
      <text:p text:style-name="P1"><text:s text:c="16"/>Integer[] minMaxPair = topK.peek(); // bug 1 :: should be peek, not poll(). poll() only when u offer()</text:p>
      <text:p text:style-name="P1"><text:s text:c="16"/>if(freq &gt; minMaxPair[1] || (freq == minMaxPair[1] &amp;&amp; num &gt; minMaxPair[0]))</text:p>
      <text:p text:style-name="P1"><text:s text:c="16"/>{</text:p>
      <text:p text:style-name="P1"><text:s text:c="19"/>topK.poll();</text:p>
      <text:p text:style-name="P1"><text:s text:c="19"/>topK.offer(newPair);</text:p>
      <text:p text:style-name="P1"><text:s text:c="16"/>}</text:p>
      <text:p text:style-name="P1"><text:s text:c="12"/>}</text:p>
      <text:p text:style-name="P1"><text:s text:c="8"/>}</text:p>
      <text:p text:style-name="P1"><text:s text:c="8"/></text:p>
      <text:p text:style-name="P1"><text:s text:c="8"/>// keep polling ze PQ</text:p>
      <text:p text:style-name="P1"><text:s text:c="8"/>while(topK.size() &gt; 0)</text:p>
      <text:p text:style-name="P1"><text:s text:c="8"/>{</text:p>
      <text:p text:style-name="P1"><text:s text:c="12"/>Integer[] temp = topK.poll();</text:p>
      <text:p text:style-name="P1"><text:s text:c="12"/>result.add(temp[0]);</text:p>
      <text:p text:style-name="P1"><text:s text:c="8"/>}</text:p>
      <text:p text:style-name="P1"><text:s text:c="8"/>return result;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18:09:06.365385991</meta:creation-date>
    <dc:date>2017-01-29T18:09:21.237955735</dc:date>
    <meta:editing-duration>PT15S</meta:editing-duration>
    <meta:editing-cycles>1</meta:editing-cycles>
    <meta:document-statistic meta:table-count="0" meta:image-count="0" meta:object-count="0" meta:page-count="2" meta:paragraph-count="81" meta:word-count="331" meta:character-count="2838" meta:non-whitespace-character-count="1686"/>
    <meta:generator>LibreOffice/5.1.4.2$Linux_X86_64 LibreOffice_project/10m0$Build-2</meta:generator>
  </office:meta>
</office:document-meta>
</file>